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80000028D2CCF726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4e981" officeooo:paragraph-rsid="0004e981"/>
    </style:style>
    <style:style style:name="P2" style:family="paragraph" style:parent-style-name="Text_20_body" style:list-style-name="L1">
      <style:text-properties officeooo:paragraph-rsid="0007dc88"/>
    </style:style>
    <style:style style:name="P3" style:family="paragraph" style:parent-style-name="Text_20_body" style:list-style-name="L1">
      <style:text-properties officeooo:paragraph-rsid="000b51af"/>
    </style:style>
    <style:style style:name="P4" style:family="paragraph" style:parent-style-name="Text_20_body">
      <style:text-properties officeooo:paragraph-rsid="000c2f07"/>
    </style:style>
    <style:style style:name="P5" style:family="paragraph" style:parent-style-name="Heading_20_1">
      <style:text-properties officeooo:rsid="00040e81" officeooo:paragraph-rsid="00040e81"/>
    </style:style>
    <style:style style:name="P6" style:family="paragraph" style:parent-style-name="Heading_20_2">
      <style:text-properties officeooo:paragraph-rsid="000c2f07"/>
    </style:style>
    <style:style style:name="T1" style:family="text">
      <style:text-properties officeooo:rsid="0007dc88"/>
    </style:style>
    <style:style style:name="T2" style:family="text">
      <style:text-properties officeooo:rsid="000b51af"/>
    </style:style>
    <style:style style:name="T3" style:family="text">
      <style:text-properties officeooo:rsid="000c2f0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eveloper manual Asciicam</text:h>
      <text:p text:style-name="P1">Asciicam is an application developed <text:span text:style-name="T1">mainly for android phones running version 2.2 or above. In order to start developing from this project, please do the following:</text:span></text:p>
      <text:list xml:id="list35381061" text:style-name="L1">
        <text:list-item>
          <text:p text:style-name="P2"><text:span text:style-name="T1">Clone workspace from </text:span><text:a xlink:type="simple" xlink:href="https://github.com/Ossianm/Grupp29Asciicam"><text:span text:style-name="T1">https://github.com/Ossianm/Grupp29Asciicam</text:span></text:a><text:span text:style-name="T1"> .</text:span></text:p>
        </text:list-item>
        <text:list-item>
          <text:p text:style-name="P3"><text:span text:style-name="T2">Install development software Eclipse, Android SDK, Android AVD (For testing), Java SE6 and all android addons for eclipse.</text:span></text:p>
        </text:list-item>
        <text:list-item>
          <text:p text:style-name="P3"><text:span text:style-name="T2">Create a new testproject for Grupp29Asciicam named AsciicamTest and copy all inside test folder to the project.</text:span></text:p>
        </text:list-item>
      </text:list>
      <text:h text:style-name="P6" text:outline-level="2"><text:span text:style-name="T3">Application flow</text:span></text:h>
      <text:p text:style-name="P4"><text:span text:style-name="T3">Below is a flowchart diagram which describes how the application is intended to work for a user.</text:span></text:p>
      <text:p text:style-name="P4"><draw:frame draw:style-name="fr1" draw:name="graphics1" text:anchor-type="paragraph" svg:width="17cm" svg:height="13.471cm" draw:z-index="0"><draw:image xlink:href="Pictures/10000000000003380000028D2CCF726F.jp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05T15:38:13.46</dc:date>
    <meta:editing-duration>PT35M39S</meta:editing-duration>
    <meta:editing-cycles>6</meta:editing-cycles>
    <meta:generator>LibreOffice/3.6$Windows_x86 LibreOffice_project/e29a214-2bbed72-0621de6-a97528c-8f066d</meta:generator>
    <meta:document-statistic meta:table-count="0" meta:image-count="1" meta:object-count="0" meta:page-count="1" meta:paragraph-count="7" meta:word-count="91" meta:character-count="603" meta:non-whitespace-character-count="522"/>
  </office:meta>
</office:document-meta>
</file>